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2.0799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1.3862in"/>
    </style:style>
    <style:style style:name="co6" style:family="table-column">
      <style:table-column-properties fo:break-before="auto" style:column-width="1.1717in"/>
    </style:style>
    <style:style style:name="co7" style:family="table-column">
      <style:table-column-properties fo:break-before="auto" style:column-width="0.4102in"/>
    </style:style>
    <style:style style:name="co8" style:family="table-column">
      <style:table-column-properties fo:break-before="auto" style:column-width="0.3252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0.7319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1.1291in"/>
    </style:style>
    <style:style style:name="co13" style:family="table-column">
      <style:table-column-properties fo:break-before="auto" style:column-width="0.6898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xStates</text:p>
          </table:table-cell>
          <table:table-cell office:value-type="string" calcext:value-type="string">
            <text:p>SafetyAdvanc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avg wins</text:p>
          </table:table-cell>
          <table:table-cell office:value-type="string" calcext:value-type="string">
            <text:p>std wins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517" calcext:value-type="float">
            <text:p>0.517</text:p>
          </table:table-cell>
          <table:table-cell office:value-type="float" office:value="0.0257099202643649" calcext:value-type="float">
            <text:p>0.025709920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529" calcext:value-type="float">
            <text:p>0.529</text:p>
          </table:table-cell>
          <table:table-cell office:value-type="float" office:value="0.019723082923316" calcext:value-type="float">
            <text:p>0.0197230829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532" calcext:value-type="float">
            <text:p>0.532</text:p>
          </table:table-cell>
          <table:table-cell office:value-type="float" office:value="0.0271293199325011" calcext:value-type="float">
            <text:p>0.027129319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fetyGridSearch</text:p>
          </table:table-cell>
          <table:table-cell office:value-type="string" calcext:value-type="string">
            <text:p>-</text:p>
          </table:table-cell>
          <table:table-cell office:value-type="float" office:value="0.498" calcext:value-type="float">
            <text:p>0.498</text:p>
          </table:table-cell>
          <table:table-cell office:value-type="float" office:value="0.0235796522451032" calcext:value-type="float">
            <text:p>0.0235796522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fetyIntelligent</text:p>
          </table:table-cell>
          <table:table-cell office:value-type="float" office:value="5" calcext:value-type="float">
            <text:p>5</text:p>
          </table:table-cell>
          <table:table-cell office:value-type="float" office:value="0.527" calcext:value-type="float">
            <text:p>0.527</text:p>
          </table:table-cell>
          <table:table-cell office:value-type="float" office:value="0.0184661853126194" calcext:value-type="float">
            <text:p>0.0184661853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521" calcext:value-type="float">
            <text:p>0.521</text:p>
          </table:table-cell>
          <table:table-cell office:value-type="float" office:value="0.0192093727122986" calcext:value-type="float">
            <text:p>0.0192093727</text:p>
          </table:table-cell>
          <table:table-cell table:number-columns-repeated="7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49" calcext:value-type="float">
            <text:p>0.49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52" calcext:value-type="float">
            <text:p>0.52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54" calcext:value-type="float">
            <text:p>0.5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48" calcext:value-type="float">
            <text:p>0.48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54" calcext:value-type="float">
            <text:p>0.5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48" calcext:value-type="float">
            <text:p>0.48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54" calcext:value-type="float">
            <text:p>0.54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54" calcext:value-type="float">
            <text:p>0.54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51" calcext:value-type="float">
            <text:p>0.51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51" calcext:value-type="float">
            <text:p>0.51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51" calcext:value-type="float">
            <text:p>0.51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56" calcext:value-type="float">
            <text:p>0.56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52" calcext:value-type="float">
            <text:p>0.52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51" calcext:value-type="float">
            <text:p>0.51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48" calcext:value-type="float">
            <text:p>0.48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52" calcext:value-type="float">
            <text:p>0.52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52" calcext:value-type="float">
            <text:p>0.52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56" calcext:value-type="float">
            <text:p>0.56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58" calcext:value-type="float">
            <text:p>0.58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fetyGridSearch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fetyGridSearch</text:p>
          </table:table-cell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fetyGridSearch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fetyGridSearch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fetyGridSearch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fetyGridSearch</text:p>
          </table:table-cell>
          <table:table-cell office:value-type="float" office:value="1" calcext:value-type="float">
            <text:p>1</text:p>
          </table:table-cell>
          <table:table-cell office:value-type="float" office:value="0.52" calcext:value-type="float">
            <text:p>0.52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fetyGridSearch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fetyGridSearch</text:p>
          </table:table-cell>
          <table:table-cell office:value-type="float" office:value="1" calcext:value-type="float">
            <text:p>1</text:p>
          </table:table-cell>
          <table:table-cell office:value-type="float" office:value="0.49" calcext:value-type="float">
            <text:p>0.49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fetyGridSearch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fetyGridSearch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fetyIntelligent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fetyIntelligent</text:p>
          </table:table-cell>
          <table:table-cell office:value-type="float" office:value="5" calcext:value-type="float">
            <text:p>5</text:p>
          </table:table-cell>
          <table:table-cell office:value-type="float" office:value="0.51" calcext:value-type="float">
            <text:p>0.51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fetyIntelligent</text:p>
          </table:table-cell>
          <table:table-cell office:value-type="float" office:value="5" calcext:value-type="float">
            <text:p>5</text:p>
          </table:table-cell>
          <table:table-cell office:value-type="float" office:value="0.57" calcext:value-type="float">
            <text:p>0.57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fetyIntelligent</text:p>
          </table:table-cell>
          <table:table-cell office:value-type="float" office:value="5" calcext:value-type="float">
            <text:p>5</text:p>
          </table:table-cell>
          <table:table-cell office:value-type="float" office:value="0.52" calcext:value-type="float">
            <text:p>0.52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fetyIntelligent</text:p>
          </table:table-cell>
          <table:table-cell office:value-type="float" office:value="5" calcext:value-type="float">
            <text:p>5</text:p>
          </table:table-cell>
          <table:table-cell office:value-type="float" office:value="0.52" calcext:value-type="float">
            <text:p>0.52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fetyIntelligent</text:p>
          </table:table-cell>
          <table:table-cell office:value-type="float" office:value="5" calcext:value-type="float">
            <text:p>5</text:p>
          </table:table-cell>
          <table:table-cell office:value-type="float" office:value="0.55" calcext:value-type="float">
            <text:p>0.55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fetyIntelligent</text:p>
          </table:table-cell>
          <table:table-cell office:value-type="float" office:value="5" calcext:value-type="float">
            <text:p>5</text:p>
          </table:table-cell>
          <table:table-cell office:value-type="float" office:value="0.51" calcext:value-type="float">
            <text:p>0.51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fetyIntelligent</text:p>
          </table:table-cell>
          <table:table-cell office:value-type="float" office:value="5" calcext:value-type="float">
            <text:p>5</text:p>
          </table:table-cell>
          <table:table-cell office:value-type="float" office:value="0.51" calcext:value-type="float">
            <text:p>0.51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fetyIntelligent</text:p>
          </table:table-cell>
          <table:table-cell office:value-type="float" office:value="5" calcext:value-type="float">
            <text:p>5</text:p>
          </table:table-cell>
          <table:table-cell office:value-type="float" office:value="0.52" calcext:value-type="float">
            <text:p>0.52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fetyIntelligent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51" calcext:value-type="float">
            <text:p>0.51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51" calcext:value-type="float">
            <text:p>0.51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49" calcext:value-type="float">
            <text:p>0.49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54" calcext:value-type="float">
            <text:p>0.54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52" calcext:value-type="float">
            <text:p>0.52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52" calcext:value-type="float">
            <text:p>0.52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.5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afetyAdvance</text:p>
          </table:table-cell>
          <table:table-cell office:value-type="float" office:value="5" calcext:value-type="float">
            <text:p>5</text:p>
          </table:table-cell>
          <table:table-cell office:value-type="float" office:value="0.56" calcext:value-type="float">
            <text:p>0.56</text:p>
          </table:table-cell>
          <table:table-cell table:number-columns-repeated="9"/>
        </table:table-row>
      </table:table>
      <table:table table:name="Sheet2" table:style-name="ta1">
        <table:table-column table:style-name="co1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3">00/00/0000</text:date>, <text:time style:data-style-name="N2" text:time-value="10:33:20.3881123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0:59:55.778248575</dc:date>
    <meta:generator>LibreOffice/4.2.7.2$Linux_X86_64 LibreOffice_project/420m0$Build-2</meta:generator>
    <meta:editing-duration>PT6M28S</meta:editing-duration>
    <meta:editing-cycles>3</meta:editing-cycles>
    <meta:document-statistic meta:table-count="2" meta:cell-count="282" meta:object-count="0"/>
  </office:meta>
</office:document-meta>
</file>